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a33.B1" style:family="table-cell">
      <style:table-cell-properties fo:padding="0.097cm" fo:border="0.002cm solid #000000"/>
    </style:style>
    <style:style style:name="Tabella33.A2" style:family="table-cell">
      <style:table-cell-properties fo:padding="0.097cm" fo:border-left="0.002cm solid #000000" fo:border-right="none" fo:border-top="none" fo:border-bottom="0.002cm solid #000000"/>
    </style:style>
    <style:style style:name="Tabella3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Table_20_Contents">
      <style:text-properties fo:font-style="normal" style:font-style-asian="normal" style:font-style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style:font-name-asian="Times New Roman1" style:font-name-complex="Times New Roman1"/>
    </style:style>
    <style:style style:name="T4" style:family="text">
      <style:text-properties style:font-name-asian="Times New Roman1" style:font-name-complex="Times New Roman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Visualizza event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/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Table_20_Contents">Iniziato da: <text:span text:style-name="T1">genitore </text:span><text:span text:style-name="T2">OR </text:span><text:span text:style-name="T1">educatore didattico </text:span><text:span text:style-name="T2">OR </text:span><text:span text:style-name="T1">direttore </text:span><text:span text:style-name="T2">OR </text:span><text:span text:style-name="T1">psicopedagog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4">L'utente accede al sistema e viene riconosciuto come <text:span text:style-name="T2">geniore OR come educatrice didattico OR come direttore OR come psicopedagog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3478335" text:style-name="Numerazione_20_UC">
              <text:list-item text:start-value="1">
                <text:p text:style-name="Azione_20_attore">L'utente accede alla sezione Eventi</text:p>
              </text:list-item>
              <text:list-item>
                <text:p text:style-name="Azione_20_sistema">Il sistema genera la pagina con tutti gli eventi</text:p>
              </text:list-item>
              <text:list-item>
                <text:p text:style-name="Azione_20_attore">L'utente sceglie un evento</text:p>
              </text:list-item>
              <text:list-item>
                <text:p text:style-name="Azione_20_sistema">Il sistema genera la pagina con l'evento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L'utente ha visualizzato l'evento OR L'utente esce dal sistema senza visualizzare l'utente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5"><text:span text:style-name="T3">Nel caso di un errore utente, il sistema mostra all’utente un </text:span><text:span text:style-name="T4">messaggio di errore che indica l'errore verificatosi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Table_20_Contents"/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-left="2.499cm" fo:margin-right="0cm" fo:margin-top="0cm" fo:margin-bottom="0cm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-left="3.175cm" fo:margin-right="0cm" fo:margin-top="0.423cm" fo:margin-bottom="0.212cm" fo:text-indent="-0.635cm" style:auto-text-indent="false"/>
    </style:style>
    <style:style style:name="Numbering_20_5" style:display-name="Numbering 5" style:family="paragraph" style:parent-style-name="List" style:class="list">
      <style:paragraph-properties fo:margin-left="3.175cm" fo:margin-right="0cm" fo:margin-top="0cm" fo:margin-bottom="0.212cm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-left="0cm" fo:margin-right="0cm" fo:margin-top="0cm" fo:margin-bottom="0cm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-left="3.175cm" fo:margin-right="0cm" fo:margin-top="0cm" fo:margin-bottom="0.423cm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-left="3.175cm" fo:margin-right="0cm" fo:margin-top="0cm" fo:margin-bottom="0.212cm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2-10-18T11:25:54.05</meta:creation-date>
    <meta:editing-duration>PT1H5M43S</meta:editing-duration>
    <meta:editing-cycles>3</meta:editing-cycles>
    <meta:generator>OpenOffice.org/3.3$Win32 OpenOffice.org_project/330m20$Build-9567</meta:generator>
    <dc:date>2012-10-19T13:37:18.42</dc:date>
    <meta:document-statistic meta:table-count="1" meta:image-count="0" meta:object-count="0" meta:page-count="1" meta:paragraph-count="17" meta:word-count="108" meta:character-count="715"/>
    <dc:creator>Alfonso Piscitelli</dc:creator>
  </office:meta>
</office:document-meta>
</file>